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580000001F5DE9F6E5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4.8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notes" style:list-style-name="L3">
      <style:graphic-properties draw:fill-color="#ffffff" fo:min-height="11.411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  <style:text-properties fo:font-size="80pt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Bitter" style:font-pitch="variable" fo:font-size="80pt" fo:font-weight="normal" style:font-size-asian="80pt" style:font-weight-asian="normal" style:font-size-complex="80pt" style:font-weight-complex="normal"/>
    </style:style>
    <style:style style:name="P4" style:family="paragraph">
      <style:paragraph-properties fo:margin-left="0cm" fo:margin-right="0cm" fo:text-align="center" fo:text-indent="0cm"/>
      <style:text-properties fo:font-size="40pt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0pt" fo:font-weight="bold" style:font-size-asian="40pt" style:font-size-complex="4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font-size="36pt"/>
    </style:style>
    <style:style style:name="P8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36pt" fo:font-weight="bold" style:font-size-asian="36pt" style:font-size-complex="36pt"/>
    </style:style>
    <style:style style:name="P9" style:family="paragraph">
      <style:paragraph-properties fo:margin-left="0.6cm" fo:margin-right="0cm" fo:text-indent="-0.6cm"/>
      <style:text-properties fo:font-size="20pt"/>
    </style:style>
    <style:style style:name="P10" style:family="paragraph">
      <style:paragraph-properties fo:margin-left="0.6cm" fo:margin-right="0cm" fo:text-indent="-0.6cm"/>
      <style:text-properties fo:font-family="'Bitstream Vera Serif'" style:font-family-generic="roman" style:font-pitch="variable" fo:font-size="20pt"/>
    </style:style>
    <style:style style:name="T1" style:family="text">
      <style:text-properties fo:color="#ffffff" fo:font-family="Bitter" style:font-pitch="variable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color="#ffffff" fo:font-family="Bitter" style:font-pitch="variable" fo:font-size="72pt" fo:font-weight="normal" style:font-size-asian="72pt" style:font-weight-asian="normal" style:font-size-complex="72pt" style:font-weight-complex="normal"/>
    </style:style>
    <style:style style:name="T3" style:family="text">
      <style:text-properties fo:color="#ffff00" fo:font-family="Bitter" style:font-pitch="variable"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color="#ffff00" fo:font-family="Bitter" style:font-pitch="variable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font-family="'Bitstream Vera Serif'" style:font-family-generic="roma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28cm" svg:height="21cm" svg:x="0cm" svg:y="0cm">
          <text:p/>
        </draw:rect>
        <draw:frame draw:style-name="gr2" draw:text-style-name="P3" draw:layer="layout" svg:width="28cm" svg:height="10.158cm" svg:x="0cm" svg:y="0cm">
          <draw:text-box>
            <text:p text:style-name="P2"><text:span text:style-name="T1">kdbus</text:span></text:p>
            <text:p text:style-name="P2"><text:span text:style-name="T2">IPC for the modern world</text:span></text:p>
          </draw:text-box>
        </draw:frame>
        <draw:frame draw:style-name="gr3" draw:text-style-name="P5" draw:layer="layout" svg:width="19.707cm" svg:height="3.631cm" svg:x="4.147cm" svg:y="11.47cm">
          <draw:text-box>
            <text:p text:style-name="P4"><text:span text:style-name="T3">Greg Kroah-Hartman</text:span></text:p>
            <text:p text:style-name="P4"><text:span text:style-name="T3">gregkh@linuxfoudation.org</text:span></text:p>
          </draw:text-box>
        </draw:frame>
        <draw:frame draw:style-name="gr4" draw:text-style-name="P6" draw:layer="layout" svg:width="3.103cm" svg:height="1.092cm" svg:x="24.687cm" svg:y="19.711cm">
          <draw:image xlink:href="Pictures/10000201000000580000001F5DE9F6E5.png" xlink:type="simple" xlink:show="embed" xlink:actuate="onLoad">
            <text:p/>
          </draw:image>
        </draw:frame>
        <draw:frame draw:style-name="gr3" draw:text-style-name="P8" draw:layer="layout" svg:width="25.545cm" svg:height="1.78cm" svg:x="1.228cm" svg:y="16.345cm">
          <draw:text-box>
            <text:p text:style-name="P7"><text:span text:style-name="T4">github.com/gregkh/presentation-kdbus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text-style-name="P10" draw:layer="layout" svg:width="16.79cm" svg:height="11.411cm" svg:x="2.098cm" svg:y="14.107cm" presentation:class="notes" presentation:user-transformed="true">
            <draw:text-box>
              <text:p text:style-name="P9"><text:span text:style-name="T5">I'm going to discuss the how fast the kernel is moving, how we do it all, and how you can get involved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eg KH</meta:initial-creator>
    <meta:creation-date>2013-05-22T10:59:47</meta:creation-date>
    <dc:date>2013-05-22T11:01:53</dc:date>
    <dc:creator>Greg KH</dc:creator>
    <meta:editing-duration>P0D</meta:editing-duration>
    <meta:editing-cycles>1</meta:editing-cycles>
    <meta:document-statistic meta:object-count="28"/>
    <meta:generator>LibreOffice/4.0.2.1$Linux_X86_64 LibreOffice_project/400m0$Build-1</meta:generator>
  </office:meta>
</office:document-meta>
</file>